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0"><text:placeholder text:placeholder-type="text">&lt;line.notes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5-07-08T08:07:24.397000106">08/07/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8T08:07:24.225000000</dc:date>
    <meta:print-date>2010-04-13T14:27:00</meta:print-date>
    <meta:editing-cycles>101</meta:editing-cycles>
    <meta:editing-duration>PT3H56M28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2" meta:word-count="246" meta:character-count="2517" meta:non-whitespace-character-count="2315"/>
  </office:meta>
</office:document-meta>
</file>